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Dosis-Regular" svg:font-family="Dosis-Regular" style:font-family-generic="roman" style:font-pitch="variable"/>
    <style:font-face style:name="Liberation Serif" svg:font-family="'Liberation Serif'" style:font-family-generic="roman" style:font-pitch="variable"/>
    <style:font-face style:name="SourceSansPro-Regular" svg:font-family="SourceSansPro-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0.399cm" fo:margin-left="-1.55cm" table:align="left"/>
    </style:style>
    <style:style style:name="Tabelle1.A" style:family="table-column">
      <style:table-column-properties style:column-width="1.402cm"/>
    </style:style>
    <style:style style:name="Tabelle1.D" style:family="table-column">
      <style:table-column-properties style:column-width="1.588cm"/>
    </style:style>
    <style:style style:name="Tabelle1.E" style:family="table-column">
      <style:table-column-properties style:column-width="1.296cm"/>
    </style:style>
    <style:style style:name="Tabelle1.F" style:family="table-column">
      <style:table-column-properties style:column-width="1.799cm"/>
    </style:style>
    <style:style style:name="Tabelle1.G" style:family="table-column">
      <style:table-column-properties style:column-width="1.614cm"/>
    </style:style>
    <style:style style:name="Tabelle1.H" style:family="table-column">
      <style:table-column-properties style:column-width="2.302cm"/>
    </style:style>
    <style:style style:name="Tabelle1.I" style:family="table-column">
      <style:table-column-properties style:column-width="7.59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I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none" fo:border-top="none" fo:border-bottom="0.05pt solid #000000"/>
    </style:style>
    <style:style style:name="Tabelle1.F4" style:family="table-cell">
      <style:table-cell-properties fo:padding="0.097cm" fo:border-left="0.05pt solid #000000" fo:border-right="none" fo:border-top="none" fo:border-bottom="0.05pt solid #000000"/>
    </style:style>
    <style:style style:name="Tabelle1.G4" style:family="table-cell">
      <style:table-cell-properties fo:padding="0.097cm" fo:border-left="0.05pt solid #000000" fo:border-right="none" fo:border-top="none" fo:border-bottom="0.05pt solid #000000"/>
    </style:style>
    <style:style style:name="Tabelle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none" fo:border-top="none" fo:border-bottom="0.05pt solid #000000"/>
    </style:style>
    <style:style style:name="Tabelle1.F5" style:family="table-cell">
      <style:table-cell-properties fo:padding="0.097cm" fo:border-left="0.05pt solid #000000" fo:border-right="none" fo:border-top="none" fo:border-bottom="0.05pt solid #000000"/>
    </style:style>
    <style:style style:name="Tabelle1.G5" style:family="table-cell">
      <style:table-cell-properties fo:padding="0.097cm" fo:border-left="0.05pt solid #000000" fo:border-right="none" fo:border-top="none" fo:border-bottom="0.05pt solid #000000"/>
    </style:style>
    <style:style style:name="Tabelle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E6" style:family="table-cell">
      <style:table-cell-properties fo:padding="0.097cm" fo:border-left="0.05pt solid #000000" fo:border-right="none" fo:border-top="none" fo:border-bottom="0.05pt solid #000000"/>
    </style:style>
    <style:style style:name="Tabelle1.F6" style:family="table-cell">
      <style:table-cell-properties fo:padding="0.097cm" fo:border-left="0.05pt solid #000000" fo:border-right="none" fo:border-top="none" fo:border-bottom="0.05pt solid #000000"/>
    </style:style>
    <style:style style:name="Tabelle1.G6" style:family="table-cell">
      <style:table-cell-properties fo:padding="0.097cm" fo:border-left="0.05pt solid #000000" fo:border-right="none" fo:border-top="none" fo:border-bottom="0.05pt solid #000000"/>
    </style:style>
    <style:style style:name="Tabelle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none" fo:border-top="none" fo:border-bottom="0.05pt solid #000000"/>
    </style:style>
    <style:style style:name="Tabelle1.E7" style:family="table-cell">
      <style:table-cell-properties fo:padding="0.097cm" fo:border-left="0.05pt solid #000000" fo:border-right="none" fo:border-top="none" fo:border-bottom="0.05pt solid #000000"/>
    </style:style>
    <style:style style:name="Tabelle1.F7" style:family="table-cell">
      <style:table-cell-properties fo:padding="0.097cm" fo:border-left="0.05pt solid #000000" fo:border-right="none" fo:border-top="none" fo:border-bottom="0.05pt solid #000000"/>
    </style:style>
    <style:style style:name="Tabelle1.G7" style:family="table-cell">
      <style:table-cell-properties fo:padding="0.097cm" fo:border-left="0.05pt solid #000000" fo:border-right="none" fo:border-top="none" fo:border-bottom="0.05pt solid #000000"/>
    </style:style>
    <style:style style:name="Tabelle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0.399cm" fo:margin-left="-1.55cm" table:align="left"/>
    </style:style>
    <style:style style:name="Tabelle2.A" style:family="table-column">
      <style:table-column-properties style:column-width="1.402cm"/>
    </style:style>
    <style:style style:name="Tabelle2.D" style:family="table-column">
      <style:table-column-properties style:column-width="1.588cm"/>
    </style:style>
    <style:style style:name="Tabelle2.E" style:family="table-column">
      <style:table-column-properties style:column-width="1.296cm"/>
    </style:style>
    <style:style style:name="Tabelle2.F" style:family="table-column">
      <style:table-column-properties style:column-width="1.799cm"/>
    </style:style>
    <style:style style:name="Tabelle2.G" style:family="table-column">
      <style:table-column-properties style:column-width="1.614cm"/>
    </style:style>
    <style:style style:name="Tabelle2.H" style:family="table-column">
      <style:table-column-properties style:column-width="2.302cm"/>
    </style:style>
    <style:style style:name="Tabelle2.I" style:family="table-column">
      <style:table-column-properties style:column-width="7.594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H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I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none" fo:border-top="none" fo:border-bottom="0.05pt solid #000000"/>
    </style:style>
    <style:style style:name="Tabelle2.G2" style:family="table-cell">
      <style:table-cell-properties fo:padding="0.097cm" fo:border-left="0.05pt solid #000000" fo:border-right="none" fo:border-top="none" fo:border-bottom="0.05pt solid #000000"/>
    </style:style>
    <style:style style:name="Tabelle2.H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none" fo:border-top="none" fo:border-bottom="0.05pt solid #000000"/>
    </style:style>
    <style:style style:name="Tabelle2.F3" style:family="table-cell">
      <style:table-cell-properties fo:padding="0.097cm" fo:border-left="0.05pt solid #000000" fo:border-right="none" fo:border-top="none" fo:border-bottom="0.05pt solid #000000"/>
    </style:style>
    <style:style style:name="Tabelle2.G3" style:family="table-cell">
      <style:table-cell-properties fo:padding="0.097cm" fo:border-left="0.05pt solid #000000" fo:border-right="none" fo:border-top="none" fo:border-bottom="0.05pt solid #000000"/>
    </style:style>
    <style:style style:name="Tabelle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none" fo:border-top="none" fo:border-bottom="0.05pt solid #000000"/>
    </style:style>
    <style:style style:name="Tabelle2.F4" style:family="table-cell">
      <style:table-cell-properties fo:padding="0.097cm" fo:border-left="0.05pt solid #000000" fo:border-right="none" fo:border-top="none" fo:border-bottom="0.05pt solid #000000"/>
    </style:style>
    <style:style style:name="Tabelle2.G4" style:family="table-cell">
      <style:table-cell-properties fo:padding="0.097cm" fo:border-left="0.05pt solid #000000" fo:border-right="none" fo:border-top="none" fo:border-bottom="0.05pt solid #000000"/>
    </style:style>
    <style:style style:name="Tabelle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none" fo:border-top="none" fo:border-bottom="0.05pt solid #000000"/>
    </style:style>
    <style:style style:name="Tabelle2.F5" style:family="table-cell">
      <style:table-cell-properties fo:padding="0.097cm" fo:border-left="0.05pt solid #000000" fo:border-right="none" fo:border-top="none" fo:border-bottom="0.05pt solid #000000"/>
    </style:style>
    <style:style style:name="Tabelle2.G5" style:family="table-cell">
      <style:table-cell-properties fo:padding="0.097cm" fo:border-left="0.05pt solid #000000" fo:border-right="none" fo:border-top="none" fo:border-bottom="0.05pt solid #000000"/>
    </style:style>
    <style:style style:name="Tabelle2.I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none" fo:border-top="none" fo:border-bottom="0.05pt solid #000000"/>
    </style:style>
    <style:style style:name="Tabelle2.F6" style:family="table-cell">
      <style:table-cell-properties fo:padding="0.097cm" fo:border-left="0.05pt solid #000000" fo:border-right="none" fo:border-top="none" fo:border-bottom="0.05pt solid #000000"/>
    </style:style>
    <style:style style:name="Tabelle2.G6" style:family="table-cell">
      <style:table-cell-properties fo:padding="0.097cm" fo:border-left="0.05pt solid #000000" fo:border-right="none" fo:border-top="none" fo:border-bottom="0.05pt solid #000000"/>
    </style:style>
    <style:style style:name="Tabelle2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none" fo:border-top="none" fo:border-bottom="0.05pt solid #000000"/>
    </style:style>
    <style:style style:name="Tabelle2.F7" style:family="table-cell">
      <style:table-cell-properties fo:padding="0.097cm" fo:border-left="0.05pt solid #000000" fo:border-right="none" fo:border-top="none" fo:border-bottom="0.05pt solid #000000"/>
    </style:style>
    <style:style style:name="Tabelle2.G7" style:family="table-cell">
      <style:table-cell-properties fo:padding="0.097cm" fo:border-left="0.05pt solid #000000" fo:border-right="none" fo:border-top="none" fo:border-bottom="0.05pt solid #000000"/>
    </style:style>
    <style:style style:name="Tabelle2.I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09bf" officeooo:paragraph-rsid="000509b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87f98"/>
    </style:style>
    <style:style style:name="P4" style:family="paragraph" style:parent-style-name="Standard">
      <style:paragraph-properties fo:text-align="start" style:justify-single-word="false"/>
      <style:text-properties officeooo:paragraph-rsid="00090060"/>
    </style:style>
    <style:style style:name="P5" style:family="paragraph" style:parent-style-name="Standard">
      <style:paragraph-properties fo:text-align="start" style:justify-single-word="false"/>
      <style:text-properties fo:font-size="11pt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58f7a" officeooo:paragraph-rsid="00058f7a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68e88" officeooo:paragraph-rsid="00068e88" style:font-size-asian="9.60000038146973pt" style:font-size-complex="11pt"/>
    </style:style>
    <style:style style:name="P8" style:family="paragraph" style:parent-style-name="Standard">
      <style:text-properties fo:color="#000000" loext:opacity="100%" style:font-name="Consolas" fo:font-size="9.5pt" style:font-size-asian="9.5pt"/>
    </style:style>
    <style:style style:name="P9" style:family="paragraph" style:parent-style-name="Standard">
      <style:paragraph-properties fo:text-align="start" style:justify-single-word="false"/>
      <style:text-properties officeooo:rsid="00087f98" officeooo:paragraph-rsid="00087f98"/>
    </style:style>
    <style:style style:name="P10" style:family="paragraph" style:parent-style-name="Standard">
      <style:paragraph-properties fo:text-align="start" style:justify-single-word="false"/>
      <style:text-properties officeooo:rsid="0008f400" officeooo:paragraph-rsid="0008f400"/>
    </style:style>
    <style:style style:name="P11" style:family="paragraph" style:parent-style-name="Standard">
      <style:paragraph-properties fo:text-align="start" style:justify-single-word="false"/>
      <style:text-properties officeooo:rsid="0008f400" officeooo:paragraph-rsid="00090060"/>
    </style:style>
    <style:style style:name="P12" style:family="paragraph" style:parent-style-name="Standard">
      <style:paragraph-properties fo:text-align="start" style:justify-single-word="false"/>
      <style:text-properties officeooo:rsid="00090060" officeooo:paragraph-rsid="00090060"/>
    </style:style>
    <style:style style:name="P13" style:family="paragraph" style:parent-style-name="Standard">
      <style:text-properties officeooo:rsid="00090060" officeooo:paragraph-rsid="00090060"/>
    </style:style>
    <style:style style:name="P14" style:family="paragraph" style:parent-style-name="Table_20_Contents">
      <style:paragraph-properties fo:text-align="start" style:justify-single-word="false"/>
      <style:text-properties fo:font-size="11pt" officeooo:rsid="000509bf" officeooo:paragraph-rsid="000509bf" style:font-size-asian="9.60000038146973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size="11pt" officeooo:rsid="000509bf" officeooo:paragraph-rsid="00058f7a" style:font-size-asian="9.60000038146973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officeooo:rsid="00058f7a" officeooo:paragraph-rsid="00058f7a" style:font-size-asian="9.60000038146973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rsid="00058f7a" officeooo:paragraph-rsid="00068e88" style:font-size-asian="9.60000038146973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rsid="00068e88" officeooo:paragraph-rsid="00068e88" style:font-size-asian="9.60000038146973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rsid="0008f400" officeooo:paragraph-rsid="0008f400" style:font-size-asian="9.60000038146973pt" style:font-size-complex="11pt"/>
    </style:style>
    <style:style style:name="T1" style:family="text">
      <style:text-properties style:font-name="Dosis-Regular"/>
    </style:style>
    <style:style style:name="T2" style:family="text">
      <style:text-properties style:font-name="Dosis-Regular" fo:font-size="14pt" style:font-size-asian="14pt"/>
    </style:style>
    <style:style style:name="T3" style:family="text">
      <style:text-properties style:font-name="Dosis-Regular" officeooo:rsid="00068e88"/>
    </style:style>
    <style:style style:name="T4" style:family="text">
      <style:text-properties style:font-name="SourceSansPro-Regular" fo:font-size="10pt" style:font-size-asian="10pt"/>
    </style:style>
    <style:style style:name="T5" style:family="text">
      <style:text-properties style:font-name="SourceSansPro-Regular" fo:font-size="10pt" officeooo:rsid="00087f98" style:font-size-asian="10pt"/>
    </style:style>
    <style:style style:name="T6" style:family="text">
      <style:text-properties style:font-name="SourceSansPro-Regular" fo:font-size="10pt" officeooo:rsid="0008f400" style:font-size-asian="10pt"/>
    </style:style>
    <style:style style:name="T7" style:family="text">
      <style:text-properties style:font-name="SourceSansPro-Regular" fo:font-size="10pt" officeooo:rsid="00090060" style:font-size-asian="10pt"/>
    </style:style>
    <style:style style:name="T8" style:family="text">
      <style:text-properties officeooo:rsid="00058f7a"/>
    </style:style>
    <style:style style:name="T9" style:family="text">
      <style:text-properties officeooo:rsid="00068e88"/>
    </style:style>
    <style:style style:name="T10" style:family="text">
      <style:text-properties fo:color="#000000" loext:opacity="100%" style:font-name="Consolas" fo:font-size="9.5pt" style:font-size-asian="9.5pt"/>
    </style:style>
    <style:style style:name="T11" style:family="text">
      <style:text-properties fo:color="#000000" loext:opacity="100%" style:font-name="Dosis-Regular" fo:font-size="9.5pt" style:font-size-asian="9.5pt"/>
    </style:style>
    <style:style style:name="T12" style:family="text">
      <style:text-properties fo:color="#0000ff" loext:opacity="100%" style:font-name="Consolas" fo:font-size="9.5pt" style:font-size-asian="9.5pt"/>
    </style:style>
    <style:style style:name="T13" style:family="text">
      <style:text-properties fo:color="#a31515" loext:opacity="100%" style:font-name="Consolas" fo:font-size="9.5pt" style:font-size-asian="9.5pt"/>
    </style:style>
    <style:style style:name="T14" style:family="text">
      <style:text-properties officeooo:rsid="0008f4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K1: Ich kenne Positiv- und Negativtests</text:span></text:p>
      <text:p text:style-name="P2"><text:span text:style-name="T2"/></text:p>
      <text:p text:style-name="P5"><text:span text:style-name="T1"/></text:p>
      <text:p text:style-name="P6"><text:span text:style-name="T1">CREATE:</text:span></text:p>
      <text:p text:style-name="P5"><text:span text:style-name="T1"/></text:p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 table:style-name="TableLine1840720736000">
          <table:table-cell table:style-name="Tabelle1.A1" office:value-type="string">
            <text:p text:style-name="P14">Fall Nr.</text:p>
          </table:table-cell>
          <table:table-cell table:style-name="Tabelle1.A1" office:value-type="string">
            <text:p text:style-name="P14">Name</text:p>
          </table:table-cell>
          <table:table-cell table:style-name="Tabelle1.A1" office:value-type="string">
            <text:p text:style-name="P14">Jahr</text:p>
          </table:table-cell>
          <table:table-cell table:style-name="Tabelle1.A1" office:value-type="string">
            <text:p text:style-name="P14">Konsole</text:p>
          </table:table-cell>
          <table:table-cell table:style-name="Tabelle1.A1" office:value-type="string">
            <text:p text:style-name="P14">Genre</text:p>
          </table:table-cell>
          <table:table-cell table:style-name="Tabelle1.A1" office:value-type="string">
            <text:p text:style-name="P14">Verfügbar</text:p>
          </table:table-cell>
          <table:table-cell table:style-name="Tabelle1.A1" office:value-type="string">
            <text:p text:style-name="P14">Zustand</text:p>
          </table:table-cell>
          <table:table-cell table:style-name="Tabelle1.H1" office:value-type="string">
            <text:p text:style-name="P14">Kommentar</text:p>
          </table:table-cell>
          <table:table-cell table:style-name="Tabelle1.I1" office:value-type="string">
            <text:p text:style-name="P14">Meldung</text:p>
          </table:table-cell>
        </table:table-row>
        <table:table-row table:style-name="TableLine1840720736000">
          <table:table-cell table:style-name="Tabelle1.A2" office:value-type="string">
            <text:p text:style-name="P16">1</text:p>
          </table:table-cell>
          <table:table-cell table:style-name="Tabelle1.B2" office:value-type="string">
            <text:p text:style-name="P14">Leer</text:p>
          </table:table-cell>
          <table:table-cell table:style-name="Tabelle1.C2" office:value-type="string">
            <text:p text:style-name="P14">Leer</text:p>
          </table:table-cell>
          <table:table-cell table:style-name="Tabelle1.D2" office:value-type="string">
            <text:p text:style-name="P14">Leer</text:p>
          </table:table-cell>
          <table:table-cell table:style-name="Tabelle1.E2" office:value-type="string">
            <text:p text:style-name="P14">Leer</text:p>
          </table:table-cell>
          <table:table-cell table:style-name="Tabelle1.F2" office:value-type="string">
            <text:p text:style-name="P14">Leer</text:p>
          </table:table-cell>
          <table:table-cell table:style-name="Tabelle1.G2" office:value-type="string">
            <text:p text:style-name="P14">Leer</text:p>
          </table:table-cell>
          <table:table-cell table:style-name="Tabelle1.H2" office:value-type="string">
            <text:p text:style-name="P16">Not required</text:p>
          </table:table-cell>
          <table:table-cell table:style-name="Tabelle1.I2" office:value-type="string">
            <text:p text:style-name="P14">Siehe Fehlermeldung: Bereiche rot markiert</text:p>
          </table:table-cell>
        </table:table-row>
        <table:table-row table:style-name="TableLine1840720736000">
          <table:table-cell table:style-name="Tabelle1.A3" office:value-type="string">
            <text:p text:style-name="P16">2</text:p>
          </table:table-cell>
          <table:table-cell table:style-name="Tabelle1.B3" office:value-type="string">
            <text:p text:style-name="P16">NOK</text:p>
          </table:table-cell>
          <table:table-cell table:style-name="Tabelle1.C3" office:value-type="string">
            <text:p text:style-name="P16">Leer</text:p>
          </table:table-cell>
          <table:table-cell table:style-name="Tabelle1.D3" office:value-type="string">
            <text:p text:style-name="P14">Leer</text:p>
          </table:table-cell>
          <table:table-cell table:style-name="Tabelle1.E3" office:value-type="string">
            <text:p text:style-name="P14">Leer</text:p>
          </table:table-cell>
          <table:table-cell table:style-name="Tabelle1.F3" office:value-type="string">
            <text:p text:style-name="P14">Leer</text:p>
          </table:table-cell>
          <table:table-cell table:style-name="Tabelle1.G3" office:value-type="string">
            <text:p text:style-name="P14">Leer</text:p>
          </table:table-cell>
          <table:table-cell table:style-name="Tabelle1.H2" office:value-type="string">
            <text:p text:style-name="P16">Not required</text:p>
          </table:table-cell>
          <table:table-cell table:style-name="Tabelle1.I3" office:value-type="string">
            <text:p text:style-name="P14">Siehe Fehlermeldung: Bereiche rot markiert</text:p>
          </table:table-cell>
        </table:table-row>
        <table:table-row table:style-name="TableLine1840720736000">
          <table:table-cell table:style-name="Tabelle1.A4" office:value-type="string">
            <text:p text:style-name="P16">3</text:p>
          </table:table-cell>
          <table:table-cell table:style-name="Tabelle1.B4" office:value-type="string">
            <text:p text:style-name="P16">OK</text:p>
          </table:table-cell>
          <table:table-cell table:style-name="Tabelle1.C4" office:value-type="string">
            <text:p text:style-name="P14">Leer</text:p>
          </table:table-cell>
          <table:table-cell table:style-name="Tabelle1.D4" office:value-type="string">
            <text:p text:style-name="P14">Leer</text:p>
          </table:table-cell>
          <table:table-cell table:style-name="Tabelle1.E4" office:value-type="string">
            <text:p text:style-name="P14">Leer</text:p>
          </table:table-cell>
          <table:table-cell table:style-name="Tabelle1.F4" office:value-type="string">
            <text:p text:style-name="P14">Leer</text:p>
          </table:table-cell>
          <table:table-cell table:style-name="Tabelle1.G4" office:value-type="string">
            <text:p text:style-name="P14">Leer</text:p>
          </table:table-cell>
          <table:table-cell table:style-name="Tabelle1.H2" office:value-type="string">
            <text:p text:style-name="P16">Not required</text:p>
          </table:table-cell>
          <table:table-cell table:style-name="Tabelle1.I4" office:value-type="string">
            <text:p text:style-name="P15"><text:span text:style-name="T8">S</text:span>iehe Fehlermeldung: Bereiche rot markiert</text:p>
          </table:table-cell>
        </table:table-row>
        <table:table-row table:style-name="TableLine1840720736000">
          <table:table-cell table:style-name="Tabelle1.A5" office:value-type="string">
            <text:p text:style-name="P16">4</text:p>
          </table:table-cell>
          <table:table-cell table:style-name="Tabelle1.B5" office:value-type="string">
            <text:p text:style-name="P16">NOK</text:p>
          </table:table-cell>
          <table:table-cell table:style-name="Tabelle1.C5" office:value-type="string">
            <text:p text:style-name="P16">NOK</text:p>
          </table:table-cell>
          <table:table-cell table:style-name="Tabelle1.D5" office:value-type="string">
            <text:p text:style-name="P15">Leer</text:p>
          </table:table-cell>
          <table:table-cell table:style-name="Tabelle1.E5" office:value-type="string">
            <text:p text:style-name="P15">Leer</text:p>
          </table:table-cell>
          <table:table-cell table:style-name="Tabelle1.F5" office:value-type="string">
            <text:p text:style-name="P19">True</text:p>
          </table:table-cell>
          <table:table-cell table:style-name="Tabelle1.G5" office:value-type="string">
            <text:p text:style-name="P16">Index <text:span text:style-name="T14">1</text:span></text:p>
          </table:table-cell>
          <table:table-cell table:style-name="Tabelle1.H2" office:value-type="string">
            <text:p text:style-name="P16">Not required</text:p>
          </table:table-cell>
          <table:table-cell table:style-name="Tabelle1.I5" office:value-type="string">
            <text:p text:style-name="P15"><text:span text:style-name="T8">S</text:span>iehe Fehlermeldung: Bereiche rot markiert</text:p>
          </table:table-cell>
        </table:table-row>
        <table:table-row table:style-name="TableLine1840720736000">
          <table:table-cell table:style-name="Tabelle1.A6" office:value-type="string">
            <text:p text:style-name="P16">5</text:p>
          </table:table-cell>
          <table:table-cell table:style-name="Tabelle1.B6" office:value-type="string">
            <text:p text:style-name="P16">OK</text:p>
          </table:table-cell>
          <table:table-cell table:style-name="Tabelle1.C6" office:value-type="string">
            <text:p text:style-name="P16">OK</text:p>
          </table:table-cell>
          <table:table-cell table:style-name="Tabelle1.D6" office:value-type="string">
            <text:p text:style-name="P16">OK</text:p>
          </table:table-cell>
          <table:table-cell table:style-name="Tabelle1.E6" office:value-type="string">
            <text:p text:style-name="P16">OK</text:p>
          </table:table-cell>
          <table:table-cell table:style-name="Tabelle1.F6" office:value-type="string">
            <text:p text:style-name="P16">OK</text:p>
          </table:table-cell>
          <table:table-cell table:style-name="Tabelle1.G6" office:value-type="string">
            <text:p text:style-name="P16">Leer</text:p>
          </table:table-cell>
          <table:table-cell table:style-name="Tabelle1.H2" office:value-type="string">
            <text:p text:style-name="P16">Not required</text:p>
          </table:table-cell>
          <table:table-cell table:style-name="Tabelle1.I6" office:value-type="string">
            <text:p text:style-name="P15"><text:span text:style-name="T8">S</text:span>iehe Fehlermeldung: Bereiche rot markiert</text:p>
          </table:table-cell>
        </table:table-row>
        <table:table-row table:style-name="TableLine1840720736000">
          <table:table-cell table:style-name="Tabelle1.A7" office:value-type="string">
            <text:p text:style-name="P16">6</text:p>
          </table:table-cell>
          <table:table-cell table:style-name="Tabelle1.B7" office:value-type="string">
            <text:p text:style-name="P16">OK</text:p>
          </table:table-cell>
          <table:table-cell table:style-name="Tabelle1.C7" office:value-type="string">
            <text:p text:style-name="P16">OK</text:p>
          </table:table-cell>
          <table:table-cell table:style-name="Tabelle1.D7" office:value-type="string">
            <text:p text:style-name="P16">OK</text:p>
          </table:table-cell>
          <table:table-cell table:style-name="Tabelle1.E7" office:value-type="string">
            <text:p text:style-name="P16">OK</text:p>
          </table:table-cell>
          <table:table-cell table:style-name="Tabelle1.F7" office:value-type="string">
            <text:p text:style-name="P16">Checked</text:p>
          </table:table-cell>
          <table:table-cell table:style-name="Tabelle1.G7" office:value-type="string">
            <text:p text:style-name="P16">Index <text:span text:style-name="T14">2</text:span></text:p>
          </table:table-cell>
          <table:table-cell table:style-name="Tabelle1.H2" office:value-type="string">
            <text:p text:style-name="P16">Not required</text:p>
          </table:table-cell>
          <table:table-cell table:style-name="Tabelle1.I7" office:value-type="string">
            <text:p text:style-name="P16">Game wurde hinzugefügt!</text:p>
          </table:table-cell>
        </table:table-row>
      </table:table>
      <text:p text:style-name="P5"><text:span text:style-name="T1"/></text:p>
      <text:p text:style-name="P6"><text:span text:style-name="T3"/></text:p>
      <text:p text:style-name="P6"><text:span text:style-name="T1">UPDATE:</text:span></text:p>
      <text:p text:style-name="P6"><text:span text:style-name="T1"/></text:p>
      <table:table table:name="Tabelle2" table:style-name="Tabelle2">
        <table:table-column table:style-name="Tabelle2.A" table:number-columns-repeated="3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row table:style-name="TableLine1840822450272">
          <table:table-cell table:style-name="Tabelle2.A1" office:value-type="string">
            <text:p text:style-name="P15">Fall Nr.</text:p>
          </table:table-cell>
          <table:table-cell table:style-name="Tabelle2.A1" office:value-type="string">
            <text:p text:style-name="P15">Name</text:p>
          </table:table-cell>
          <table:table-cell table:style-name="Tabelle2.A1" office:value-type="string">
            <text:p text:style-name="P15">Jahr</text:p>
          </table:table-cell>
          <table:table-cell table:style-name="Tabelle2.A1" office:value-type="string">
            <text:p text:style-name="P15">Konsole</text:p>
          </table:table-cell>
          <table:table-cell table:style-name="Tabelle2.A1" office:value-type="string">
            <text:p text:style-name="P15">Genre</text:p>
          </table:table-cell>
          <table:table-cell table:style-name="Tabelle2.A1" office:value-type="string">
            <text:p text:style-name="P15">Verfügbar</text:p>
          </table:table-cell>
          <table:table-cell table:style-name="Tabelle2.A1" office:value-type="string">
            <text:p text:style-name="P15">Zustand</text:p>
          </table:table-cell>
          <table:table-cell table:style-name="Tabelle2.H1" office:value-type="string">
            <text:p text:style-name="P15">Kommentar</text:p>
          </table:table-cell>
          <table:table-cell table:style-name="Tabelle2.I1" office:value-type="string">
            <text:p text:style-name="P15">Meldung</text:p>
          </table:table-cell>
        </table:table-row>
        <table:table-row table:style-name="TableLine1840822450272">
          <table:table-cell table:style-name="Tabelle2.A2" office:value-type="string">
            <text:p text:style-name="P16">1</text:p>
          </table:table-cell>
          <table:table-cell table:style-name="Tabelle2.B2" office:value-type="string">
            <text:p text:style-name="P15">Leer</text:p>
          </table:table-cell>
          <table:table-cell table:style-name="Tabelle2.C2" office:value-type="string">
            <text:p text:style-name="P15">Leer</text:p>
          </table:table-cell>
          <table:table-cell table:style-name="Tabelle2.D2" office:value-type="string">
            <text:p text:style-name="P15">Leer</text:p>
          </table:table-cell>
          <table:table-cell table:style-name="Tabelle2.E2" office:value-type="string">
            <text:p text:style-name="P15">Leer</text:p>
          </table:table-cell>
          <table:table-cell table:style-name="Tabelle2.F2" office:value-type="string">
            <text:p text:style-name="P16">Checked</text:p>
          </table:table-cell>
          <table:table-cell table:style-name="Tabelle2.G2" office:value-type="string">
            <text:p text:style-name="P16">Index <text:span text:style-name="T14">1</text:span></text:p>
          </table:table-cell>
          <table:table-cell table:style-name="Tabelle2.H2" office:value-type="string">
            <text:p text:style-name="P16">Not required</text:p>
          </table:table-cell>
          <table:table-cell table:style-name="Tabelle2.I2" office:value-type="string">
            <text:p text:style-name="P16">Name, Jahr (YYYY), Konsole, Genre fehlt!</text:p>
          </table:table-cell>
        </table:table-row>
        <table:table-row table:style-name="TableLine1840822450272">
          <table:table-cell table:style-name="Tabelle2.A3" office:value-type="string">
            <text:p text:style-name="P16">2</text:p>
          </table:table-cell>
          <table:table-cell table:style-name="Tabelle2.B3" office:value-type="string">
            <text:p text:style-name="P18">OK</text:p>
          </table:table-cell>
          <table:table-cell table:style-name="Tabelle2.C3" office:value-type="string">
            <text:p text:style-name="P16">NOK</text:p>
          </table:table-cell>
          <table:table-cell table:style-name="Tabelle2.D3" office:value-type="string">
            <text:p text:style-name="P15">Leer</text:p>
          </table:table-cell>
          <table:table-cell table:style-name="Tabelle2.E3" office:value-type="string">
            <text:p text:style-name="P15">Leer</text:p>
          </table:table-cell>
          <table:table-cell table:style-name="Tabelle2.F3" office:value-type="string">
            <text:p text:style-name="P16">Checked</text:p>
          </table:table-cell>
          <table:table-cell table:style-name="Tabelle2.G3" office:value-type="string">
            <text:p text:style-name="P16">Index <text:span text:style-name="T14">2</text:span></text:p>
          </table:table-cell>
          <table:table-cell table:style-name="Tabelle2.H2" office:value-type="string">
            <text:p text:style-name="P16">Not required</text:p>
          </table:table-cell>
          <table:table-cell table:style-name="Tabelle2.I3" office:value-type="string">
            <text:p text:style-name="P16"><text:span text:style-name="T9">J</text:span>ahr (YYYY), Konsole, Genre fehlt!</text:p>
          </table:table-cell>
        </table:table-row>
        <table:table-row table:style-name="TableLine1840822450272">
          <table:table-cell table:style-name="Tabelle2.A5" office:value-type="string">
            <text:p text:style-name="P16">3</text:p>
          </table:table-cell>
          <table:table-cell table:style-name="Tabelle2.B5" office:value-type="string">
            <text:p text:style-name="P18">OK</text:p>
          </table:table-cell>
          <table:table-cell table:style-name="Tabelle2.C5" office:value-type="string">
            <text:p text:style-name="P18">OK</text:p>
          </table:table-cell>
          <table:table-cell table:style-name="Tabelle2.D5" office:value-type="string">
            <text:p text:style-name="P18">OK</text:p>
          </table:table-cell>
          <table:table-cell table:style-name="Tabelle2.E5" office:value-type="string">
            <text:p text:style-name="P18">OK</text:p>
          </table:table-cell>
          <table:table-cell table:style-name="Tabelle2.F5" office:value-type="string">
            <text:p text:style-name="P19">True</text:p>
          </table:table-cell>
          <table:table-cell table:style-name="Tabelle2.G5" office:value-type="string">
            <text:p text:style-name="P18">Index <text:span text:style-name="T14">3</text:span></text:p>
          </table:table-cell>
          <table:table-cell table:style-name="Tabelle2.H2" office:value-type="string">
            <text:p text:style-name="P17">Not required</text:p>
          </table:table-cell>
          <table:table-cell table:style-name="Tabelle2.I5" office:value-type="string">
            <text:p text:style-name="P18">Änderungen gespeichert!</text:p>
          </table:table-cell>
        </table:table-row>
        <table:table-row table:style-name="TableLine1840822450272">
          <table:table-cell table:style-name="Tabelle2.A5" office:value-type="string">
            <text:p text:style-name="P19">4</text:p>
          </table:table-cell>
          <table:table-cell table:style-name="Tabelle2.B5" office:value-type="string">
            <text:p text:style-name="P18">OK</text:p>
          </table:table-cell>
          <table:table-cell table:style-name="Tabelle2.C5" office:value-type="string">
            <text:p text:style-name="P18">OK</text:p>
          </table:table-cell>
          <table:table-cell table:style-name="Tabelle2.D5" office:value-type="string">
            <text:p text:style-name="P18">OK</text:p>
          </table:table-cell>
          <table:table-cell table:style-name="Tabelle2.E5" office:value-type="string">
            <text:p text:style-name="P18">OK</text:p>
          </table:table-cell>
          <table:table-cell table:style-name="Tabelle2.F5" office:value-type="string">
            <text:p text:style-name="P19">False</text:p>
          </table:table-cell>
          <table:table-cell table:style-name="Tabelle2.G5" office:value-type="string">
            <text:p text:style-name="P18">Index <text:span text:style-name="T14">2</text:span> </text:p>
          </table:table-cell>
          <table:table-cell table:style-name="Tabelle2.H2" office:value-type="string">
            <text:p text:style-name="P17">Not required</text:p>
          </table:table-cell>
          <table:table-cell table:style-name="Tabelle2.I5" office:value-type="string">
            <text:p text:style-name="P18">Änderungen gespeichert!</text:p>
          </table:table-cell>
        </table:table-row>
        <table:table-row table:style-name="TableLine1840822450272">
          <table:table-cell table:style-name="Tabelle2.A6" office:value-type="string">
            <text:p text:style-name="P19">5</text:p>
          </table:table-cell>
          <table:table-cell table:style-name="Tabelle2.B6" office:value-type="string">
            <text:p text:style-name="P18">OK</text:p>
          </table:table-cell>
          <table:table-cell table:style-name="Tabelle2.C6" office:value-type="string">
            <text:p text:style-name="P18">OK</text:p>
          </table:table-cell>
          <table:table-cell table:style-name="Tabelle2.D6" office:value-type="string">
            <text:p text:style-name="P18">OK</text:p>
          </table:table-cell>
          <table:table-cell table:style-name="Tabelle2.E6" office:value-type="string">
            <text:p text:style-name="P18">OK</text:p>
          </table:table-cell>
          <table:table-cell table:style-name="Tabelle2.F6" office:value-type="string">
            <text:p text:style-name="P19">True</text:p>
          </table:table-cell>
          <table:table-cell table:style-name="Tabelle2.G6" office:value-type="string">
            <text:p text:style-name="P18">Index <text:span text:style-name="T14">3</text:span></text:p>
          </table:table-cell>
          <table:table-cell table:style-name="Tabelle2.H2" office:value-type="string">
            <text:p text:style-name="P17">Not required</text:p>
          </table:table-cell>
          <table:table-cell table:style-name="Tabelle2.I6" office:value-type="string">
            <text:p text:style-name="P18">Änderungen gespeichert!</text:p>
          </table:table-cell>
        </table:table-row>
        <table:table-row table:style-name="TableLine1840822450272">
          <table:table-cell table:style-name="Tabelle2.A7" office:value-type="string">
            <text:p text:style-name="P19">6</text:p>
          </table:table-cell>
          <table:table-cell table:style-name="Tabelle2.B7" office:value-type="string">
            <text:p text:style-name="P18">OK</text:p>
          </table:table-cell>
          <table:table-cell table:style-name="Tabelle2.C7" office:value-type="string">
            <text:p text:style-name="P18">OK</text:p>
          </table:table-cell>
          <table:table-cell table:style-name="Tabelle2.D7" office:value-type="string">
            <text:p text:style-name="P18">OK</text:p>
          </table:table-cell>
          <table:table-cell table:style-name="Tabelle2.E7" office:value-type="string">
            <text:p text:style-name="P18">OK</text:p>
          </table:table-cell>
          <table:table-cell table:style-name="Tabelle2.F7" office:value-type="string">
            <text:p text:style-name="P19">False</text:p>
          </table:table-cell>
          <table:table-cell table:style-name="Tabelle2.G7" office:value-type="string">
            <text:p text:style-name="P18">Index <text:span text:style-name="T14">3</text:span></text:p>
          </table:table-cell>
          <table:table-cell table:style-name="Tabelle2.H2" office:value-type="string">
            <text:p text:style-name="P17">Not required</text:p>
          </table:table-cell>
          <table:table-cell table:style-name="Tabelle2.I7" office:value-type="string">
            <text:p text:style-name="P18">Änderungen gespeichert!</text:p>
          </table:table-cell>
        </table:table-row>
      </table:table>
      <text:p text:style-name="P6"><text:span text:style-name="T1"/></text:p>
      <text:p text:style-name="P7"><text:span text:style-name="T11">DELETE:</text:span></text:p>
      <text:p text:style-name="P5"><text:span text:style-name="T10">GamesOverview clickedGame = (GamesOverview)GameListe.DataGridGame.SelectedItem;</text:span></text:p>
      <text:p text:style-name="Standard"><text:span text:style-name="T10"><text:s text:c="12"/></text:span><text:span text:style-name="T12">if</text:span><text:span text:style-name="T10"> (clickedGame == </text:span><text:span text:style-name="T12">null</text:span><text:span text:style-name="T10">) </text:span><text:span text:style-name="T12">return</text:span><text:span text:style-name="T10">;</text:span></text:p>
      <text:p text:style-name="P8"/>
      <text:p text:style-name="Standard"><text:span text:style-name="T10"><text:s text:c="12"/>MessageBoxResult wirklichLöschen = MessageBox.Show(</text:span><text:span text:style-name="T13">"Wollen sie dieses Game <text:tab/><text:tab/><text:tab/>wirklich löschen?"</text:span><text:span text:style-name="T10">, </text:span><text:span text:style-name="T13">"Löschen"</text:span><text:span text:style-name="T10">, MessageBoxButton.YesNo);</text:span></text:p>
      <text:p text:style-name="Standard"><text:span text:style-name="T10"><text:s text:c="12"/></text:span><text:span text:style-name="T12">if</text:span><text:span text:style-name="T10"> (wirklichLöschen == MessageBoxResult.Yes)</text:span></text:p>
      <text:p text:style-name="Standard"><text:span text:style-name="T10"><text:s text:c="12"/>{</text:span></text:p>
      <text:p text:style-name="Standard"><text:span text:style-name="T10"><text:s text:c="16"/>Games game = Games.LesenID(clickedGame.GetGamesId());</text:span></text:p>
      <text:p text:style-name="P8"/>
      <text:p text:style-name="Standard"><text:span text:style-name="T10"><text:s text:c="16"/>game.Loeschen();</text:span></text:p>
      <text:p text:style-name="Standard"><text:span text:style-name="T10"><text:s text:c="16"/>GameListe.datenRefresh();</text:span></text:p>
      <text:p text:style-name="P8"/>
      <text:p text:style-name="Standard"><text:span text:style-name="T10"><text:s text:c="16"/>MessageBox.Show(</text:span><text:span text:style-name="T13">"Game wurde gelöscht"</text:span><text:span text:style-name="T10">);</text:span></text:p>
      <text:p text:style-name="P5"><text:span text:style-name="T10"><text:s text:c="12"/>}</text:span></text:p>
      <text:p text:style-name="P5"><text:span text:style-name="T11"/></text:p>
      <text:p text:style-name="P7"><text:span text:style-name="T11">READ:</text:span></text:p>
      <text:p text:style-name="P7"><text:span text:style-name="T12">if</text:span><text:span text:style-name="T10"> (DataGridGame.SelectedItem != </text:span><text:span text:style-name="T12">null</text:span><text:span text:style-name="T10">)</text:span></text:p>
      <text:p text:style-name="Standard"><text:span text:style-name="T10"><text:s text:c="12"/>{</text:span></text:p>
      <text:p text:style-name="Standard"><text:span text:style-name="T10"><text:s text:c="16"/>GamesOverview selectedGame = (GamesOverview)DataGridGame.SelectedItem;</text:span></text:p>
      <text:p text:style-name="P8"/>
      <text:p text:style-name="Standard"><text:span text:style-name="T10"><text:s text:c="16"/>Window parentWindow = Application.Current.MainWindow;</text:span></text:p>
      <text:p text:style-name="Standard"><text:span text:style-name="T10"><text:s text:c="16"/></text:span><text:span text:style-name="T12">var</text:span><text:span text:style-name="T10"> gameDetailGrid = (Grid)parentWindow.FindName(</text:span><text:span text:style-name="T13">"GameDetailGrid"</text:span><text:span text:style-name="T10">);</text:span></text:p>
      <text:p text:style-name="P8"/>
      <text:p text:style-name="Standard"><text:span text:style-name="T10"><text:s text:c="16"/>GameDetail gameDetail = </text:span><text:span text:style-name="T12">new</text:span><text:span text:style-name="T10"> GameDetail(selectedGame.GetGamesId());</text:span></text:p>
      <text:p text:style-name="Standard"><text:span text:style-name="T10"><text:s text:c="16"/>gameDetailGrid.Children.Clear();</text:span></text:p>
      <text:p text:style-name="Standard"><text:span text:style-name="T10"><text:s text:c="16"/>gameDetailGrid.Children.Add(gameDetail);</text:span></text:p>
      <text:p text:style-name="P7"><text:span text:style-name="T10"><text:s text:c="12"/>}</text:span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2"><text:span text:style-name="T4"/></text:p>
      <text:p text:style-name="P2"><text:span text:style-name="T4"/></text:p>
      <text:p text:style-name="P2"><text:span text:style-name="T2">K2: Ich kann alle möglichen Fälle einer Maske bestimmen</text:span></text:p>
      <text:p text:style-name="P2"><text:span text:style-name="T4"/></text:p>
      <text:p text:style-name="P12"><text:span text:style-name="T5">C</text:span><text:span text:style-name="T4">REATE:</text:span></text:p>
      <text:p text:style-name="P3"><text:span text:style-name="T5">Verfügbar: </text:span><text:span text:style-name="T6">3</text:span><text:span text:style-name="T5"> Möglichkeiten </text:span></text:p>
      <text:p text:style-name="P3"><text:span text:style-name="T5">Zustand: </text:span><text:span text:style-name="T7">6</text:span><text:span text:style-name="T5"> Möglichkeiten</text:span></text:p>
      <text:p text:style-name="P3"><text:span text:style-name="T5"/></text:p>
      <text:p text:style-name="P10"><text:span text:style-name="T4">2*2*2*2* 3 * </text:span><text:span text:style-name="T7">6</text:span><text:span text:style-name="T4"> = </text:span><text:span text:style-name="T7">288</text:span><text:span text:style-name="T4"> verschiedene Möglichkeiten</text:span></text:p>
      <text:p text:style-name="P10"><text:span text:style-name="T4">1*1*1*1 * 2 * </text:span><text:span text:style-name="T7">5</text:span><text:span text:style-name="T4"> = 1</text:span><text:span text:style-name="T7">0</text:span><text:span text:style-name="T4"> verschiedene korrekte Möglichkeiten </text:span></text:p>
      <text:p text:style-name="P10"><text:span text:style-name="T4"/></text:p>
      <text:p text:style-name="P12"><text:span text:style-name="T4">UPDATE:</text:span></text:p>
      <text:p text:style-name="P4"><text:span text:style-name="T5">Verfügbar: </text:span><text:span text:style-name="T7">2</text:span><text:span text:style-name="T5"> Möglichkeiten </text:span><text:span text:style-name="T7">(da ein RadioButton bereits ausgewählt ist)</text:span></text:p>
      <text:p text:style-name="P4"><text:span text:style-name="T5">Zustand: 5 Möglichkeiten </text:span><text:span text:style-name="T7">(da ein Index bereits ausgewählt ist)</text:span></text:p>
      <text:p text:style-name="P4"><text:span text:style-name="T5"/></text:p>
      <text:p text:style-name="P11"><text:span text:style-name="T4">2*2*2*2* 3 * 5 = 240 verschiedene Möglichkeiten</text:span></text:p>
      <text:p text:style-name="P11"><text:span text:style-name="T4">1*1*1*1 * 2 * </text:span><text:span text:style-name="T7">5</text:span><text:span text:style-name="T4"> = 1</text:span><text:span text:style-name="T7">0</text:span><text:span text:style-name="T4"> verschiedene korrekte Möglichkeiten</text:span></text:p>
      <text:p text:style-name="P10"><text:span text:style-name="T4"/></text:p>
      <text:p text:style-name="P9"><text:span text:style-name="T4"/></text:p>
      <text:p text:style-name="P3"><text:span text:style-name="T4"/></text:p>
      <text:p text:style-name="P2"><text:span text:style-name="T2">K3: Ich kann die Abdeckung von Testfällen berechnen</text:span></text:p>
      <text:p text:style-name="P1"><text:span text:style-name="T4"/></text:p>
      <text:p text:style-name="P13"><text:span text:style-name="T4">CREATE:</text:span></text:p>
      <text:p text:style-name="P13"><text:span text:style-name="T4">6 Testfälle</text:span></text:p>
      <text:p text:style-name="P13"><text:span text:style-name="T4">6 / 288 = 2.08% Abdeckunggrad</text:span></text:p>
      <text:p text:style-name="P13"><text:span text:style-name="T4"/></text:p>
      <text:p text:style-name="P13"><text:span text:style-name="T4"/></text:p>
      <text:p text:style-name="P13"><text:span text:style-name="T4">UPDATE:</text:span></text:p>
      <text:p text:style-name="P13"><text:span text:style-name="T4">6 Testfälle</text:span></text:p>
      <text:p text:style-name="P13"><text:span text:style-name="T4">6 / 240 = 2.5% Abdeckungsgra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" svg:font-family="Consolas" style:font-family-generic="roman" style:font-pitch="variable"/>
    <style:font-face style:name="Dosis-Regular" svg:font-family="Dosis-Regular" style:font-family-generic="roman" style:font-pitch="variable"/>
    <style:font-face style:name="Liberation Serif" svg:font-family="'Liberation Serif'" style:font-family-generic="roman" style:font-pitch="variable"/>
    <style:font-face style:name="SourceSansPro-Regular" svg:font-family="SourceSansPro-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05T17:01:49.768000000</dc:date>
    <meta:editing-duration>PT11M43S</meta:editing-duration>
    <meta:editing-cycles>3</meta:editing-cycles>
    <meta:document-statistic meta:table-count="2" meta:image-count="0" meta:object-count="0" meta:page-count="2" meta:paragraph-count="168" meta:word-count="350" meta:character-count="2645" meta:non-whitespace-character-count="2213"/>
  </office:meta>
</office:document-meta>
</file>